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2cm" fo:min-width="2.992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1.405cm"/>
      <style:paragraph-properties style:writing-mode="lr-tb"/>
    </style:style>
    <style:style style:name="gr6" style:family="graphic" style:parent-style-name="standard">
      <style:graphic-properties draw:stroke="none" draw:fill-color="#dee6ef" draw:textarea-horizontal-align="justify" draw:textarea-vertical-align="middle" draw:auto-grow-height="false" fo:min-height="16.895cm" fo:min-width="5.532cm"/>
    </style:style>
    <style:style style:name="gr7" style:family="graphic" style:parent-style-name="standard">
      <style:graphic-properties draw:stroke="none" draw:fill-color="#b4c7dc" draw:textarea-horizontal-align="justify" draw:textarea-vertical-align="middle" draw:auto-grow-height="false" fo:min-height="16.895cm" fo:min-width="4.898cm"/>
    </style:style>
    <style:style style:name="gr8" style:family="graphic" style:parent-style-name="standard">
      <style:graphic-properties draw:stroke="none" draw:fill-color="#d4ea6b" draw:textarea-horizontal-align="justify" draw:textarea-vertical-align="middle" draw:auto-grow-height="false" fo:min-height="0.703cm" fo:min-width="1.405cm"/>
      <style:paragraph-properties style:writing-mode="lr-tb"/>
    </style:style>
    <style:style style:name="gr9" style:family="graphic" style:parent-style-name="standard">
      <style:graphic-properties draw:stroke="none" draw:fill-color="#bf819e" draw:textarea-horizontal-align="justify" draw:textarea-vertical-align="middle" draw:auto-grow-height="false" fo:min-height="0.703cm" fo:min-width="1.405cm"/>
      <style:paragraph-properties style:writing-mode="lr-tb"/>
    </style:style>
    <style:style style:name="gr10" style:family="graphic" style:parent-style-name="objectwithoutfill">
      <style:graphic-properties svg:stroke-width="0.081cm" svg:stroke-color="#8d1d75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1.337cm" fo:min-width="1.088cm"/>
      <style:paragraph-properties style:writing-mode="lr-tb"/>
    </style:style>
    <style:style style:name="gr13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8" style:family="graphic" style:parent-style-name="standard">
      <style:graphic-properties draw:stroke="none" draw:fill-color="#5eb91e" draw:textarea-horizontal-align="justify" draw:textarea-vertical-align="middle" draw:auto-grow-height="false" fo:min-height="0.703cm" fo:min-width="1.405cm"/>
      <style:paragraph-properties style:writing-mode="lr-tb"/>
    </style:style>
    <style:style style:name="gr19" style:family="graphic" style:parent-style-name="standard">
      <style:graphic-properties draw:stroke="none" draw:fill-color="#a1467e" draw:textarea-horizontal-align="justify" draw:textarea-vertical-align="middle" draw:auto-grow-height="false" fo:min-height="0.703cm" fo:min-width="1.405cm"/>
      <style:paragraph-properties style:writing-mode="lr-tb"/>
    </style:style>
    <style:style style:name="gr20" style:family="graphic" style:parent-style-name="objectwithoutfill">
      <style:graphic-properties svg:stroke-width="0.081cm" svg:stroke-color="#8d1d75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8d1d75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8d1d75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8d1d75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bbe33d" draw:marker-start-width="0.3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bbe33d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bbe33d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8d1d75" draw:marker-start-width="0.321cm" draw:marker-end="Arrowheads_20_26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8d1d75" draw:marker-start-width="0.321cm" draw:marker-end="Arrowheads_20_30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draw:marker-start-width="0.321cm" draw:marker-end="Arrowheads_20_32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8f2a1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style:paragraph-properties fo:text-align="center" style:writing-mode="lr-tb"/>
      <style:text-properties fo:color="#468a1a" loext:opacity="100%"/>
    </style:style>
    <style:style style:name="P8" style:family="paragraph">
      <loext:graphic-properties draw:fill-color="#d4ea6b"/>
      <style:paragraph-properties fo:text-align="center" style:writing-mode="lr-tb"/>
      <style:text-properties fo:color="#468a1a" loext:opacity="100%"/>
    </style:style>
    <style:style style:name="P9" style:family="paragraph">
      <style:paragraph-properties fo:text-align="center" style:writing-mode="lr-tb"/>
      <style:text-properties fo:color="#a1467e" loext:opacity="100%"/>
    </style:style>
    <style:style style:name="P10" style:family="paragraph">
      <loext:graphic-properties draw:fill-color="#bf819e"/>
      <style:paragraph-properties fo:text-align="center" style:writing-mode="lr-tb"/>
      <style:text-properties fo:color="#a1467e" loext:opacity="100%"/>
    </style:style>
    <style:style style:name="P11" style:family="paragraph">
      <style:paragraph-properties fo:text-align="center" style:writing-mode="lr-tb"/>
      <style:text-properties fo:color="#780373" loext:opacity="100%"/>
    </style:style>
    <style:style style:name="P12" style:family="paragraph">
      <loext:graphic-properties draw:fill-color="#bf819e"/>
      <style:paragraph-properties fo:text-align="center" style:writing-mode="lr-tb"/>
      <style:text-properties fo:color="#780373" loext:opacity="100%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color="#729fcf" loext:opacity="100%"/>
    </style:style>
    <style:style style:name="P15" style:family="paragraph">
      <loext:graphic-properties draw:fill-color="#3465a4"/>
      <style:paragraph-properties fo:text-align="center" style:writing-mode="lr-tb"/>
      <style:text-properties fo:color="#729fcf" loext:opacity="100%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dddddd" loext:opacity="100%" fo:background-color="transparent"/>
    </style:style>
    <style:style style:name="P18" style:family="paragraph">
      <loext:graphic-properties draw:fill-color="#5eb91e"/>
      <style:paragraph-properties fo:text-align="center" style:writing-mode="lr-tb"/>
      <style:text-properties fo:color="#dddddd" loext:opacity="100%" fo:background-color="transparent"/>
    </style:style>
    <style:style style:name="P19" style:family="paragraph">
      <style:paragraph-properties fo:text-align="center" style:writing-mode="lr-tb"/>
      <style:text-properties fo:color="#e0c2cd" loext:opacity="100%"/>
    </style:style>
    <style:style style:name="P20" style:family="paragraph">
      <loext:graphic-properties draw:fill-color="#a1467e"/>
      <style:paragraph-properties fo:text-align="center" style:writing-mode="lr-tb"/>
      <style:text-properties fo:color="#e0c2cd" loext:opacity="100%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468a1a" loext:opacity="100%"/>
    </style:style>
    <style:style style:name="T2" style:family="text">
      <style:text-properties fo:color="#a1467e" loext:opacity="100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729fcf" loext:opacity="100%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dddddd" loext:opacity="100%" fo:background-color="transparent"/>
    </style:style>
    <style:style style:name="T7" style:family="text">
      <style:text-properties fo:color="#e0c2cd" loext:opacity="100%"/>
    </style:style>
    <style:style style:name="T8" style:family="text">
      <style:text-properties fo:color="#acb20c" loext:opacity="100%" fo:font-size="13pt" style:font-size-asian="13pt" style:font-size-complex="13pt"/>
    </style:style>
    <style:style style:name="T9" style:family="text">
      <style:text-properties fo:color="#2a6099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492cm" svg:height="3.492cm" svg:x="5.445cm" svg:y="8.938cm">
          <text:p text:style-name="P1">Host-A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492cm" svg:height="3.492cm" svg:x="19.097cm" svg:y="3.54cm">
          <text:p text:style-name="P1">Host-B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492cm" svg:height="3.492cm" svg:x="19.415cm" svg:y="14.017cm">
          <text:p text:style-name="P1">Host-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4cm" svg:height="2.54cm" svg:x="12.43cm" svg:y="9.414cm">
          <text:p text:style-name="P1">io-hu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097cm" svg:y1="5.286cm" svg:x2="13.7cm" svg:y2="9.414cm" draw:start-shape="id1" draw:start-glue-point="3" draw:end-shape="id2" draw:end-glue-point="0" svg:d="M19097 5286h-5397v4128" svg:viewBox="0 0 5398 4129">
          <text:p/>
        </draw:connector>
        <draw:connector draw:style-name="gr3" draw:text-style-name="P3" draw:layer="layout" svg:x1="19.415cm" svg:y1="15.763cm" svg:x2="13.7cm" svg:y2="11.954cm" draw:start-shape="id3" draw:start-glue-point="3" draw:end-shape="id2" draw:end-glue-point="2" svg:d="M19415 15763h-5715v-3809" svg:viewBox="0 0 5716 3810">
          <text:p/>
        </draw:connector>
        <draw:connector draw:style-name="gr4" draw:text-style-name="P4" draw:layer="layout" draw:type="line" svg:x1="8.937cm" svg:y1="10.684cm" svg:x2="12.43cm" svg:y2="10.684cm" draw:start-shape="id4" draw:start-glue-point="1" draw:end-shape="id2" draw:end-glue-point="3" svg:d="M8937 10684h3493" svg:viewBox="0 0 3494 1">
          <text:p/>
        </draw:connector>
        <draw:custom-shape draw:style-name="gr5" draw:text-style-name="P1" draw:layer="layout" svg:width="1.905cm" svg:height="0.953cm" svg:x="1.635cm" svg:y="11.477cm">
          <text:p text:style-name="P1">Nom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1.905cm" svg:height="0.953cm" svg:x="3.222cm" svg:y="8.937cm">
          <text:p text:style-name="P1">Con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0.953cm" svg:x="23.225cm" svg:y="6.08cm">
          <text:p text:style-name="P1">Nomd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.905cm" svg:height="0.953cm" svg:x="23.225cm" svg:y="3.54cm">
          <text:p text:style-name="P1">Con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0.953cm" svg:x="23.225cm" svg:y="14.017cm">
          <text:p text:style-name="P1">Nomd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905cm" svg:height="0.953cm" svg:x="23.225cm" svg:y="16.557cm">
          <text:p text:style-name="P1">Con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403cm" svg:x1="24.177cm" svg:y1="3.54cm" svg:x2="4.174cm" svg:y2="8.937cm" draw:start-shape="id5" draw:start-glue-point="0" draw:end-shape="id6" draw:end-glue-point="0" svg:d="M24177 3540v-1905h-20003v7302" svg:viewBox="0 0 20004 7303">
          <text:p/>
        </draw:connector>
        <draw:connector draw:style-name="gr3" draw:text-style-name="P3" draw:layer="layout" svg:x1="24.177cm" svg:y1="17.51cm" svg:x2="4.174cm" svg:y2="9.89cm" draw:start-shape="id7" draw:start-glue-point="2" draw:end-shape="id6" draw:end-glue-point="2" svg:d="M24177 17510v500h-20003v-8120" svg:viewBox="0 0 20004 8121">
          <text:p/>
        </draw:connector>
      </draw:page>
      <draw:page draw:name="page2" draw:style-name="dp1" draw:master-page-name="Default">
        <draw:custom-shape draw:style-name="gr6" draw:text-style-name="P5" draw:layer="layout" svg:width="6.032cm" svg:height="17.145cm" svg:x="10.525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398cm" svg:height="17.145cm" svg:x="19.414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398cm" svg:height="17.145cm" svg:x="2.587cm" svg:y="2.9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6" draw:id="id16" draw:layer="layout" svg:width="1.905cm" svg:height="0.953cm" svg:x="4.334cm" svg:y="16.144cm">
          <text:p text:style-name="P7"><text:span text:style-name="T1">No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3" draw:id="id13" draw:layer="layout" svg:width="1.905cm" svg:height="0.953cm" svg:x="4.334cm" svg:y="10.524cm">
          <text:p text:style-name="P9"><text:span text:style-name="T2">Con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1.905cm" svg:height="0.953cm" svg:x="12.906cm" svg:y="16.144cm">
          <text:p text:style-name="P7"><text:span text:style-name="T1">No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15" draw:id="id15" draw:layer="layout" svg:width="1.905cm" svg:height="0.953cm" svg:x="12.906cm" svg:y="10.525cm">
          <draw:glue-point draw:id="4" svg:x="-3.328cm" svg:y="5.005cm"/>
          <draw:glue-point draw:id="5" svg:x="3.338cm" svg:y="5.005cm"/>
          <text:p text:style-name="P9"><text:span text:style-name="T2">Con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1.905cm" svg:height="0.953cm" svg:x="21.32cm" svg:y="16.144cm">
          <text:p text:style-name="P7"><text:span text:style-name="T1">No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9" draw:id="id9" draw:layer="layout" svg:width="1.905cm" svg:height="0.953cm" svg:x="21.32cm" svg:y="10.525cm">
          <text:p text:style-name="P11"><text:span text:style-name="T2">Con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22.272cm" svg:y1="16.144cm" svg:x2="22.272cm" svg:y2="11.478cm" draw:start-shape="id8" draw:start-glue-point="0" draw:end-shape="id9" draw:end-glue-point="2" svg:d="M22272 16144v-4666" svg:viewBox="0 0 1 4667">
          <text:p/>
        </draw:connector>
        <draw:frame draw:style-name="gr11" draw:text-style-name="P13" draw:layer="layout" svg:width="2.54cm" svg:height="0.806cm" svg:x="12.112cm" svg:y="3.369cm">
          <draw:text-box>
            <text:p><text:span text:style-name="T3">discover</text:span></text:p>
          </draw:text-box>
        </draw:frame>
        <draw:custom-shape draw:style-name="gr12" draw:text-style-name="P15" xml:id="id11" draw:id="id11" draw:layer="layout" svg:width="1.588cm" svg:height="1.587cm" svg:x="14.017cm" svg:y="19.415cm">
          <text:p text:style-name="P14"><text:span text:style-name="T4">job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12" draw:id="id12" draw:layer="layout" svg:width="1.588cm" svg:height="1.587cm" svg:x="22.59cm" svg:y="19.415cm">
          <text:p text:style-name="P14"><text:span text:style-name="T4">job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13.858cm" svg:y1="17.097cm" svg:x2="14.811cm" svg:y2="19.415cm" draw:start-shape="id10" draw:start-glue-point="2" draw:end-shape="id11" draw:end-glue-point="0" svg:d="M13858 17097l953 2318" svg:viewBox="0 0 954 2319">
          <text:p/>
        </draw:connector>
        <draw:connector draw:style-name="gr14" draw:text-style-name="P4" draw:layer="layout" draw:type="line" svg:x1="22.272cm" svg:y1="17.097cm" svg:x2="23.384cm" svg:y2="19.415cm" draw:start-shape="id8" draw:start-glue-point="2" draw:end-shape="id12" draw:end-glue-point="0" svg:d="M22272 17097l1112 2318" svg:viewBox="0 0 1113 2319">
          <text:p/>
        </draw:connector>
        <draw:frame draw:style-name="gr15" draw:text-style-name="P16" draw:layer="layout" svg:width="2.857cm" svg:height="0.763cm" svg:x="2.587cm" svg:y="14.842cm">
          <draw:text-box>
            <text:p><text:span text:style-name="T5">RPC</text:span></text:p>
          </draw:text-box>
        </draw:frame>
        <draw:frame draw:style-name="gr15" draw:text-style-name="P16" draw:layer="layout" svg:width="1.587cm" svg:height="0.763cm" svg:x="23.86cm" svg:y="14.842cm">
          <draw:text-box>
            <text:p><text:span text:style-name="T5">RPC</text:span></text:p>
          </draw:text-box>
        </draw:frame>
        <draw:frame draw:style-name="gr11" draw:text-style-name="P13" draw:layer="layout" svg:width="3.175cm" svg:height="0.806cm" svg:x="14.017cm" svg:y="12.979cm">
          <draw:text-box>
            <text:p><text:span text:style-name="T3">discover</text:span></text:p>
          </draw:text-box>
        </draw:frame>
        <draw:frame draw:style-name="gr16" draw:text-style-name="P13" draw:layer="layout" svg:width="2.54cm" svg:height="0.952cm" svg:x="20.05cm" svg:y="12.906cm">
          <draw:text-box>
            <text:p><text:span text:style-name="T3">discover</text:span></text:p>
          </draw:text-box>
        </draw:frame>
        <draw:frame draw:style-name="gr17" draw:text-style-name="P13" draw:layer="layout" svg:width="2.54cm" svg:height="0.806cm" svg:x="14.335cm" svg:y="17.51cm">
          <draw:text-box>
            <text:p><text:span text:style-name="T3">exec</text:span></text:p>
          </draw:text-box>
        </draw:frame>
        <draw:frame draw:style-name="gr16" draw:text-style-name="P13" draw:layer="layout" svg:width="3.175cm" svg:height="0.952cm" svg:x="22.907cm" svg:y="17.828cm">
          <draw:text-box>
            <text:p><text:span text:style-name="T3">exec</text:span></text:p>
          </draw:text-box>
        </draw:frame>
        <draw:custom-shape draw:style-name="gr18" draw:text-style-name="P18" xml:id="id17" draw:id="id17" draw:layer="layout" svg:width="1.905cm" svg:height="0.953cm" svg:x="11.159cm" svg:y="7.985cm">
          <text:p text:style-name="P17"><text:span text:style-name="T6">No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14" draw:id="id14" draw:layer="layout" svg:width="1.905cm" svg:height="0.953cm" svg:x="12.906cm" svg:y="6.08cm">
          <text:p text:style-name="P19"><text:span text:style-name="T7">Cons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5.286cm" svg:y1="10.524cm" svg:x2="12.906cm" svg:y2="6.556cm" draw:start-shape="id13" draw:start-glue-point="0" draw:end-shape="id14" draw:end-glue-point="3" svg:d="M5286 10524v-3968h7620" svg:viewBox="0 0 7621 3969">
          <text:p/>
        </draw:connector>
        <draw:connector draw:style-name="gr21" draw:text-style-name="P4" draw:layer="layout" draw:type="line" svg:x1="13.858cm" svg:y1="10.525cm" svg:x2="13.858cm" svg:y2="7.033cm" draw:start-shape="id15" draw:start-glue-point="0" draw:end-shape="id14" draw:end-glue-point="2" svg:d="M13858 10525v-3492" svg:viewBox="0 0 1 3493">
          <text:p/>
        </draw:connector>
        <draw:connector draw:style-name="gr22" draw:text-style-name="P4" draw:layer="layout" svg:x1="22.272cm" svg:y1="10.525cm" svg:x2="14.811cm" svg:y2="6.556cm" draw:start-shape="id9" draw:start-glue-point="0" draw:end-shape="id14" draw:end-glue-point="1" svg:d="M22272 10525v-3969h-7461" svg:viewBox="0 0 7462 3970">
          <text:p/>
        </draw:connector>
        <draw:connector draw:style-name="gr23" draw:text-style-name="P4" draw:layer="layout" draw:type="line" svg:x1="5.286cm" svg:y1="16.144cm" svg:x2="5.286cm" svg:y2="11.477cm" draw:start-shape="id16" draw:start-glue-point="0" draw:end-shape="id13" draw:end-glue-point="2" svg:d="M5286 16144v-4667" svg:viewBox="0 0 1 4668">
          <text:p/>
        </draw:connector>
        <draw:connector draw:style-name="gr24" draw:text-style-name="P4" draw:layer="layout" svg:x1="4.334cm" svg:y1="16.62cm" svg:x2="11.159cm" svg:y2="8.461cm" draw:start-shape="id16" draw:start-glue-point="3" draw:end-shape="id17" draw:end-glue-point="3" svg:d="M4334 16620h-501v-8159h7326" svg:viewBox="0 0 7327 8160">
          <text:p/>
        </draw:connector>
        <draw:connector draw:style-name="gr25" draw:text-style-name="P4" draw:layer="layout" svg:x1="12.906cm" svg:y1="16.62cm" svg:x2="12.111cm" svg:y2="8.938cm" draw:start-shape="id10" draw:start-glue-point="3" draw:end-shape="id17" draw:end-glue-point="2" svg:d="M12906 16620h-795v-7682" svg:viewBox="0 0 796 7683">
          <text:p/>
        </draw:connector>
        <draw:connector draw:style-name="gr26" draw:text-style-name="P4" draw:layer="layout" svg:x1="23.225cm" svg:y1="16.62cm" svg:x2="13.064cm" svg:y2="8.461cm" draw:start-shape="id8" draw:start-glue-point="1" draw:end-shape="id17" draw:end-glue-point="1" svg:d="M23225 16620h499v-8159h-10660" svg:viewBox="0 0 10661 8160">
          <text:p/>
        </draw:connector>
        <draw:frame draw:style-name="gr11" draw:text-style-name="P13" draw:layer="layout" svg:width="3.175cm" svg:height="0.806cm" svg:x="5.445cm" svg:y="12.979cm">
          <draw:text-box>
            <text:p><text:span text:style-name="T3">discover</text:span></text:p>
          </draw:text-box>
        </draw:frame>
        <draw:connector draw:style-name="gr27" draw:text-style-name="P4" draw:layer="layout" draw:type="line" svg:x1="13.858cm" svg:y1="16.144cm" svg:x2="13.858cm" svg:y2="11.478cm" draw:start-shape="id10" draw:start-glue-point="0" draw:end-shape="id15" draw:end-glue-point="2" svg:d="M13858 16144v-4666" svg:viewBox="0 0 1 4667">
          <text:p/>
        </draw:connector>
        <draw:connector draw:style-name="gr28" draw:text-style-name="P4" draw:layer="layout" draw:line-skew="-1.403cm" svg:x1="12.111cm" svg:y1="7.985cm" svg:x2="13.858cm" svg:y2="6.08cm" draw:start-shape="id17" draw:start-glue-point="0" draw:end-shape="id14" draw:end-glue-point="0" svg:d="M12111 7985v-3809h1747v1904" svg:viewBox="0 0 1748 3810">
          <text:p/>
        </draw:connector>
        <draw:frame draw:style-name="gr17" draw:text-style-name="P16" draw:layer="layout" svg:width="1.587cm" svg:height="0.763cm" svg:x="10.842cm" svg:y="14.842cm">
          <draw:text-box>
            <text:p><text:span text:style-name="T5">RPC</text:span></text:p>
          </draw:text-box>
        </draw:frame>
        <draw:custom-shape draw:style-name="gr12" draw:text-style-name="P15" xml:id="id18" draw:id="id18" draw:layer="layout" svg:width="1.588cm" svg:height="1.587cm" svg:x="5.445cm" svg:y="19.415cm">
          <text:p text:style-name="P14"><text:span text:style-name="T4">job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draw:type="line" svg:x1="5.286cm" svg:y1="17.097cm" svg:x2="6.239cm" svg:y2="19.415cm" draw:start-shape="id16" draw:start-glue-point="2" draw:end-shape="id18" draw:end-glue-point="0" svg:d="M5286 17097l953 2318" svg:viewBox="0 0 954 2319">
          <text:p/>
        </draw:connector>
        <draw:frame draw:style-name="gr16" draw:text-style-name="P13" draw:layer="layout" svg:width="3.175cm" svg:height="0.952cm" svg:x="5.762cm" svg:y="17.51cm">
          <draw:text-box>
            <text:p><text:span text:style-name="T3">exec</text:span></text:p>
          </draw:text-box>
        </draw:frame>
        <draw:frame draw:style-name="gr30" draw:text-style-name="P21" draw:layer="layout" svg:width="4.329cm" svg:height="0.763cm" svg:x="2.587cm" svg:y="2.142cm">
          <draw:text-box>
            <text:p><text:span text:style-name="T5">NODE:</text:span><text:span text:style-name="T8">SATELLITE</text:span></text:p>
          </draw:text-box>
        </draw:frame>
        <draw:frame draw:style-name="gr30" draw:text-style-name="P21" draw:layer="layout" svg:width="4.329cm" svg:height="0.763cm" svg:x="19.415cm" svg:y="2.142cm">
          <draw:text-box>
            <text:p><text:span text:style-name="T5">NODE:</text:span><text:span text:style-name="T8">SATELLITE</text:span></text:p>
          </draw:text-box>
        </draw:frame>
        <draw:frame draw:style-name="gr31" draw:text-style-name="P21" draw:layer="layout" svg:width="4.445cm" svg:height="1.275cm" svg:x="10.525cm" svg:y="2.142cm">
          <draw:text-box>
            <text:p><text:span text:style-name="T5">NODE:</text:span><text:span text:style-name="T9">PRINCIPA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09:48:02.059414181</meta:creation-date>
    <dc:date>2022-12-28T21:31:44.511799793</dc:date>
    <meta:editing-duration>PT33M14S</meta:editing-duration>
    <meta:editing-cycles>8</meta:editing-cycles>
    <meta:generator>LibreOffice/7.1.8.1$Linux_X86_64 LibreOffice_project/10$Build-1</meta:generator>
    <meta:document-statistic meta:object-count="55"/>
  </office:meta>
</office:document-meta>
</file>